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Georgia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643in"/>
    </style:style>
    <style:style style:name="Table2" style:family="table">
      <style:table-properties style:width="6.9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e" style:family="paragraph">
      <style:paragraph-properties fo:margin-bottom="0in" fo:line-height="100%"/>
      <style:text-properties style:font-name="Georgia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e" style:family="paragraph">
      <style:paragraph-properties fo:margin-bottom="0in" fo:line-height="100%"/>
      <style:text-properties style:font-name="Georgia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e" style:family="paragraph">
      <style:paragraph-properties fo:margin-bottom="0in" fo:line-height="100%"/>
      <style:text-properties style:font-name="Georgia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e" style:family="paragraph">
      <style:paragraph-properties fo:margin-bottom="0in" fo:line-height="100%"/>
      <style:text-properties style:font-name="Georgia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e" style:family="paragraph">
      <style:paragraph-properties fo:margin-bottom="0in" fo:line-height="100%"/>
      <style:text-properties style:font-name="Georgi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e" style:family="paragraph">
      <style:paragraph-properties fo:margin-bottom="0in" fo:line-height="100%"/>
      <style:text-properties style:font-name="Georgia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e" style:family="paragraph">
      <style:paragraph-properties fo:margin-bottom="0in" fo:line-height="100%"/>
      <style:text-properties style:font-name="Georgia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P25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P26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P27" style:parent-style-name="Paragrafoelenco" style:list-style-name="LFO1" style:family="paragraph">
      <style:paragraph-properties fo:margin-bottom="0in" fo:line-height="100%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0" style:parent-style-name="Paragrafoelenco" style:list-style-name="LFO1" style:family="paragraph">
      <style:paragraph-properties fo:margin-bottom="0in" fo:line-height="100%"/>
      <style:text-properties style:font-name="Georgia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  <style:text-properties style:font-name="Georgi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Paragrafoelenco" style:list-style-name="LFO2" style:family="paragraph">
      <style:paragraph-properties fo:margin-bottom="0in" fo:line-height="100%"/>
      <style:text-properties style:font-name="Georgia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fo:margin-bottom="0in" fo:line-height="100%"/>
      <style:text-properties style:font-name="Georgia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  <style:text-properties style:font-name="Georgia"/>
    </style:style>
    <style:style style:name="P41" style:parent-style-name="Normale" style:family="paragraph">
      <style:text-properties style:font-name="Georgia"/>
    </style:style>
    <style:style style:name="P42" style:parent-style-name="Normale" style:family="paragraph">
      <style:text-properties style:font-name="Georgia"/>
    </style:style>
    <style:style style:name="TableColumn44" style:family="table-column">
      <style:table-column-properties style:column-width="3.343in"/>
    </style:style>
    <style:style style:name="TableColumn45" style:family="table-column">
      <style:table-column-properties style:column-width="3.643in"/>
    </style:style>
    <style:style style:name="Table43" style:family="table">
      <style:table-properties style:width="6.9861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margin-bottom="0in" fo:line-height="100%"/>
      <style:text-properties style:font-name="Georgi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  <style:text-properties style:font-name="Georgia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e" style:family="paragraph">
      <style:paragraph-properties fo:margin-bottom="0in" fo:line-height="100%"/>
      <style:text-properties style:font-name="Georgia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margin-bottom="0in" fo:line-height="100%"/>
      <style:text-properties style:font-name="Georgia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e" style:family="paragraph">
      <style:paragraph-properties fo:margin-bottom="0in" fo:line-height="100%"/>
      <style:text-properties style:font-name="Georgia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e" style:family="paragraph">
      <style:paragraph-properties fo:margin-bottom="0in" fo:line-height="100%"/>
      <style:text-properties style:font-name="Georgia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  <style:text-properties style:font-name="Georgia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  <style:text-properties style:font-name="Georgia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e" style:family="paragraph">
      <style:paragraph-properties fo:margin-bottom="0in" fo:line-height="100%"/>
      <style:text-properties style:font-name="Georgia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e" style:family="paragraph">
      <style:paragraph-properties fo:margin-bottom="0in" fo:line-height="100%"/>
      <style:text-properties style:font-name="Georgia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  <style:text-properties style:font-name="Georgi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e" style:family="paragraph">
      <style:paragraph-properties fo:margin-bottom="0in" fo:line-height="100%"/>
      <style:text-properties style:font-name="Georgia"/>
    </style:style>
    <style:style style:name="P76" style:parent-style-name="Normale" style:family="paragraph">
      <style:text-properties style:font-name="Georgia"/>
    </style:style>
    <style:style style:name="P77" style:parent-style-name="Normale" style:family="paragraph">
      <style:text-properties style:font-name="Georgia"/>
    </style:style>
    <style:style style:name="P78" style:parent-style-name="Normale" style:family="paragraph">
      <style:text-properties style:font-name="Georgia"/>
    </style:style>
    <style:style style:name="P79" style:parent-style-name="Normale" style:family="paragraph">
      <style:text-properties style:font-name="Georgia"/>
    </style:style>
    <style:style style:name="P80" style:parent-style-name="Normale" style:family="paragraph">
      <style:text-properties style:font-name="Georgia"/>
    </style:style>
    <style:style style:name="P81" style:parent-style-name="Normale" style:family="paragraph">
      <style:text-properties style:font-name="Georgia"/>
    </style:style>
    <style:style style:name="P82" style:parent-style-name="Normale" style:family="paragraph">
      <style:text-properties style:font-name="Georgia"/>
    </style:style>
    <style:style style:name="P83" style:parent-style-name="Normale" style:family="paragraph">
      <style:text-properties style:font-name="Georgia"/>
    </style:style>
    <style:style style:name="P84" style:parent-style-name="Normale" style:family="paragraph">
      <style:text-properties style:font-name="Georgia"/>
    </style:style>
    <style:style style:name="P85" style:parent-style-name="Normale" style:family="paragraph">
      <style:text-properties style:font-name="Georgia"/>
    </style:style>
    <style:style style:name="P86" style:parent-style-name="Normale" style:family="paragraph">
      <style:text-properties style:font-name="Georgia"/>
    </style:style>
    <style:style style:name="P87" style:parent-style-name="Normale" style:family="paragraph">
      <style:text-properties style:font-name="Georgia"/>
    </style:style>
    <style:style style:name="P88" style:parent-style-name="Normale" style:family="paragraph">
      <style:text-properties style:font-name="Georgia"/>
    </style:style>
    <style:style style:name="P89" style:parent-style-name="Normale" style:family="paragraph">
      <style:text-properties style:font-name="Georgia"/>
    </style:style>
    <style:style style:name="P90" style:parent-style-name="Normale" style:family="paragraph">
      <style:text-properties style:font-name="Georgia"/>
    </style:style>
    <style:style style:name="P91" style:parent-style-name="Normale" style:family="paragraph">
      <style:text-properties style:font-name="Georgia"/>
    </style:style>
    <style:style style:name="P92" style:parent-style-name="Normale" style:family="paragraph">
      <style:text-properties style:font-name="Georgia"/>
    </style:style>
    <style:style style:name="P93" style:parent-style-name="Normale" style:family="paragraph">
      <style:text-properties style:font-name="Georgia"/>
    </style:style>
    <style:style style:name="P94" style:parent-style-name="Normale" style:family="paragraph">
      <style:text-properties style:font-name="Georgia"/>
    </style:style>
    <style:style style:name="TableColumn96" style:family="table-column">
      <style:table-column-properties style:column-width="3.343in"/>
    </style:style>
    <style:style style:name="TableColumn97" style:family="table-column">
      <style:table-column-properties style:column-width="3.643in"/>
    </style:style>
    <style:style style:name="Table95" style:family="table">
      <style:table-properties style:width="6.9861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  <style:text-properties style:font-name="Georgia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  <style:text-properties style:font-name="Georgi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e" style:family="paragraph">
      <style:paragraph-properties fo:margin-bottom="0in" fo:line-height="100%"/>
      <style:text-properties style:font-name="Georgia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e" style:family="paragraph">
      <style:paragraph-properties fo:margin-bottom="0in" fo:line-height="100%"/>
      <style:text-properties style:font-name="Georgia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margin-bottom="0in" fo:line-height="100%"/>
      <style:text-properties style:font-name="Georgia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e" style:family="paragraph">
      <style:paragraph-properties fo:margin-bottom="0in" fo:line-height="100%">
        <style:tab-stops>
          <style:tab-stop style:type="left" style:position="0.9611in"/>
        </style:tab-stops>
      </style:paragraph-properties>
      <style:text-properties style:font-name="Georgia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margin-bottom="0in" fo:line-height="100%"/>
      <style:text-properties style:font-name="Georgia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Paragrafoelenco" style:list-style-name="LFO3" style:family="paragraph">
      <style:paragraph-properties fo:margin-bottom="0in" fo:line-height="100%"/>
      <style:text-properties style:font-name="Georgia"/>
    </style:style>
    <style:style style:name="P118" style:parent-style-name="Paragrafoelenco" style:list-style-name="LFO3" style:family="paragraph">
      <style:paragraph-properties fo:margin-bottom="0in" fo:line-height="100%"/>
      <style:text-properties style:font-name="Georgia"/>
    </style:style>
    <style:style style:name="P119" style:parent-style-name="Paragrafoelenco" style:list-style-name="LFO3" style:family="paragraph">
      <style:paragraph-properties fo:margin-bottom="0in" fo:line-height="100%"/>
      <style:text-properties style:font-name="Georgia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  <style:text-properties style:font-name="Georgi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foelenco" style:list-style-name="LFO2" style:family="paragraph">
      <style:paragraph-properties fo:margin-bottom="0in" fo:line-height="100%"/>
      <style:text-properties style:font-name="Georgia"/>
    </style:style>
    <style:style style:name="P125" style:parent-style-name="Paragrafoelenco" style:list-style-name="LFO2" style:family="paragraph">
      <style:paragraph-properties fo:margin-bottom="0in" fo:line-height="100%"/>
      <style:text-properties style:font-name="Georgia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  <style:text-properties style:font-name="Georgia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  <style:text-properties style:font-name="Georgia"/>
    </style:style>
    <style:style style:name="P131" style:parent-style-name="Paragrafoelenco" style:list-style-name="LFO4" style:family="paragraph">
      <style:paragraph-properties fo:margin-bottom="0in" fo:line-height="100%"/>
      <style:text-properties style:font-name="Georgia"/>
    </style:style>
    <style:style style:name="P132" style:parent-style-name="Paragrafoelenco" style:list-style-name="LFO4" style:family="paragraph">
      <style:paragraph-properties fo:margin-bottom="0in" fo:line-height="100%"/>
      <style:text-properties style:font-name="Georgia"/>
    </style:style>
    <style:style style:name="P133" style:parent-style-name="Normale" style:family="paragraph">
      <style:text-properties style:font-name="Georgia"/>
    </style:style>
    <style:style style:name="P134" style:parent-style-name="Normale" style:family="paragraph">
      <style:text-properties style:font-name="Georgia"/>
    </style:style>
    <style:style style:name="P135" style:parent-style-name="Normale" style:family="paragraph">
      <style:text-properties style:font-name="Georgia"/>
    </style:style>
    <style:style style:name="P136" style:parent-style-name="Normale" style:family="paragraph">
      <style:text-properties style:font-name="Georgia"/>
    </style:style>
    <style:style style:name="P137" style:parent-style-name="Normale" style:family="paragraph">
      <style:text-properties style:font-name="Georgia"/>
    </style:style>
    <style:style style:name="P138" style:parent-style-name="Normale" style:family="paragraph">
      <style:text-properties style:font-name="Georgia"/>
    </style:style>
    <style:style style:name="P139" style:parent-style-name="Normale" style:family="paragraph">
      <style:text-properties style:font-name="Georgia"/>
    </style:style>
    <style:style style:name="P140" style:parent-style-name="Normale" style:family="paragraph">
      <style:text-properties style:font-name="Georgia"/>
    </style:style>
    <style:style style:name="P141" style:parent-style-name="Normale" style:family="paragraph">
      <style:text-properties style:font-name="Georgia"/>
    </style:style>
    <style:style style:name="P142" style:parent-style-name="Normale" style:family="paragraph">
      <style:text-properties style:font-name="Georgia"/>
    </style:style>
    <style:style style:name="P143" style:parent-style-name="Normale" style:family="paragraph">
      <style:text-properties style:font-name="Georgia"/>
    </style:style>
    <style:style style:name="P144" style:parent-style-name="Normale" style:family="paragraph">
      <style:text-properties style:font-name="Georgia"/>
    </style:style>
    <style:style style:name="P145" style:parent-style-name="Normale" style:family="paragraph">
      <style:text-properties style:font-name="Georgia"/>
    </style:style>
    <style:style style:name="P146" style:parent-style-name="Normale" style:family="paragraph">
      <style:text-properties style:font-name="Georgia"/>
    </style:style>
    <style:style style:name="TableColumn148" style:family="table-column">
      <style:table-column-properties style:column-width="3.343in"/>
    </style:style>
    <style:style style:name="TableColumn149" style:family="table-column">
      <style:table-column-properties style:column-width="3.643in"/>
    </style:style>
    <style:style style:name="Table147" style:family="table">
      <style:table-properties style:width="6.9861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margin-bottom="0in" fo:line-height="100%"/>
      <style:text-properties style:font-name="Georgia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e" style:family="paragraph">
      <style:paragraph-properties fo:margin-bottom="0in" fo:line-height="100%"/>
      <style:text-properties style:font-name="Georgia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e" style:family="paragraph">
      <style:paragraph-properties fo:margin-bottom="0in" fo:line-height="100%"/>
      <style:text-properties style:font-name="Georgia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margin-bottom="0in" fo:line-height="100%"/>
      <style:text-properties style:font-name="Georgia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  <style:text-properties style:font-name="Georgia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margin-bottom="0in" fo:line-height="100%">
        <style:tab-stops>
          <style:tab-stop style:type="left" style:position="0.9611in"/>
        </style:tab-stops>
      </style:paragraph-properties>
      <style:text-properties style:font-name="Georgia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margin-bottom="0in" fo:line-height="100%"/>
      <style:text-properties style:font-name="Georgia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Paragrafoelenco" style:list-style-name="LFO5" style:family="paragraph">
      <style:paragraph-properties fo:margin-bottom="0in" fo:line-height="100%"/>
      <style:text-properties style:font-name="Georgia"/>
    </style:style>
    <style:style style:name="P170" style:parent-style-name="Paragrafoelenco" style:list-style-name="LFO5" style:family="paragraph">
      <style:paragraph-properties fo:margin-bottom="0in" fo:line-height="100%"/>
      <style:text-properties style:font-name="Georgia"/>
    </style:style>
    <style:style style:name="P171" style:parent-style-name="Paragrafoelenco" style:list-style-name="LFO5" style:family="paragraph">
      <style:paragraph-properties fo:margin-bottom="0in" fo:line-height="100%"/>
      <style:text-properties style:font-name="Georgia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margin-bottom="0in" fo:line-height="100%"/>
      <style:text-properties style:font-name="Georgia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Paragrafoelenco" style:family="paragraph">
      <style:paragraph-properties fo:margin-bottom="0in" fo:line-height="100%"/>
      <style:text-properties style:font-name="Georgia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 fo:line-height="100%"/>
      <style:text-properties style:font-name="Georgia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margin-bottom="0in" fo:line-height="100%"/>
      <style:text-properties style:font-name="Georgia"/>
    </style:style>
    <style:style style:name="P182" style:parent-style-name="Normale" style:family="paragraph">
      <style:text-properties style:font-name="Georgia"/>
    </style:style>
    <style:style style:name="P183" style:parent-style-name="Normale" style:family="paragraph">
      <style:text-properties style:font-name="Georgia"/>
    </style:style>
    <style:style style:name="P184" style:parent-style-name="Normale" style:family="paragraph">
      <style:text-properties style:font-name="Georgia"/>
    </style:style>
    <style:style style:name="P185" style:parent-style-name="Normale" style:family="paragraph">
      <style:text-properties style:font-name="Georgia"/>
    </style:style>
    <style:style style:name="P186" style:parent-style-name="Normale" style:family="paragraph">
      <style:text-properties style:font-name="Georgia"/>
    </style:style>
    <style:style style:name="P187" style:parent-style-name="Normale" style:family="paragraph">
      <style:text-properties style:font-name="Georgia"/>
    </style:style>
    <style:style style:name="P188" style:parent-style-name="Normale" style:family="paragraph">
      <style:text-properties style:font-name="Georgia"/>
    </style:style>
    <style:style style:name="P189" style:parent-style-name="Normale" style:family="paragraph">
      <style:text-properties style:font-name="Georgia"/>
    </style:style>
    <style:style style:name="P190" style:parent-style-name="Normale" style:family="paragraph">
      <style:text-properties style:font-name="Georgia"/>
    </style:style>
    <style:style style:name="P191" style:parent-style-name="Normale" style:family="paragraph">
      <style:text-properties style:font-name="Georgia"/>
    </style:style>
    <style:style style:name="P192" style:parent-style-name="Normale" style:family="paragraph">
      <style:text-properties style:font-name="Georgia"/>
    </style:style>
    <style:style style:name="P193" style:parent-style-name="Normale" style:family="paragraph">
      <style:text-properties style:font-name="Georgia"/>
    </style:style>
    <style:style style:name="P194" style:parent-style-name="Normale" style:family="paragraph">
      <style:text-properties style:font-name="Georgia"/>
    </style:style>
    <style:style style:name="P195" style:parent-style-name="Normale" style:family="paragraph">
      <style:text-properties style:font-name="Georgia"/>
    </style:style>
    <style:style style:name="P196" style:parent-style-name="Normale" style:family="paragraph">
      <style:text-properties style:font-name="Georgia"/>
    </style:style>
    <style:style style:name="P197" style:parent-style-name="Normale" style:family="paragraph">
      <style:text-properties style:font-name="Georgia"/>
    </style:style>
    <style:style style:name="P198" style:parent-style-name="Normale" style:family="paragraph">
      <style:text-properties style:font-name="Georgia"/>
    </style:style>
    <style:style style:name="P199" style:parent-style-name="Normale" style:family="paragraph">
      <style:text-properties style:font-name="Georgia"/>
    </style:style>
    <style:style style:name="TableColumn201" style:family="table-column">
      <style:table-column-properties style:column-width="3.343in"/>
    </style:style>
    <style:style style:name="TableColumn202" style:family="table-column">
      <style:table-column-properties style:column-width="3.643in"/>
    </style:style>
    <style:style style:name="Table200" style:family="table">
      <style:table-properties style:width="6.9861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  <style:text-properties style:font-name="Georgia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 fo:line-height="100%"/>
      <style:text-properties style:font-name="Georgia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margin-bottom="0in" fo:line-height="100%"/>
      <style:text-properties style:font-name="Georgia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  <style:text-properties style:font-name="Georgia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e" style:family="paragraph">
      <style:paragraph-properties fo:margin-bottom="0in" fo:line-height="100%"/>
      <style:text-properties style:font-name="Georgia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e" style:family="paragraph">
      <style:paragraph-properties fo:margin-bottom="0in" fo:line-height="100%">
        <style:tab-stops>
          <style:tab-stop style:type="left" style:position="0.9611in"/>
        </style:tab-stops>
      </style:paragraph-properties>
      <style:text-properties style:font-name="Georgia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e" style:family="paragraph">
      <style:paragraph-properties fo:margin-bottom="0in" fo:line-height="100%"/>
      <style:text-properties style:font-name="Georgia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P223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P224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P225" style:parent-style-name="Paragrafoelenco" style:list-style-name="LFO6" style:family="paragraph">
      <style:paragraph-properties fo:margin-bottom="0in" fo:line-height="100%"/>
      <style:text-properties style:font-name="Georgia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  <style:text-properties style:font-name="Georgia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Paragrafoelenco" style:list-style-name="LFO7" style:family="paragraph">
      <style:paragraph-properties fo:margin-bottom="0in" fo:line-height="100%"/>
      <style:text-properties style:font-name="Georgia"/>
    </style:style>
    <style:style style:name="P231" style:parent-style-name="Paragrafoelenco" style:list-style-name="LFO7" style:family="paragraph">
      <style:paragraph-properties fo:margin-bottom="0in" fo:line-height="100%"/>
      <style:text-properties style:font-name="Georgia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margin-bottom="0in" fo:line-height="100%"/>
      <style:text-properties style:font-name="Georgia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margin-bottom="0in" fo:line-height="100%"/>
      <style:text-properties style:font-name="Georgia"/>
    </style:style>
    <style:style style:name="P237" style:parent-style-name="Normale" style:family="paragraph">
      <style:text-properties style:font-name="Georgia"/>
    </style:style>
    <style:style style:name="P238" style:parent-style-name="Normale" style:family="paragraph">
      <style:text-properties style:font-name="Georgia"/>
    </style:style>
    <style:style style:name="P239" style:parent-style-name="Normale" style:family="paragraph">
      <style:text-properties style:font-name="Georgia"/>
    </style:style>
    <style:style style:name="P240" style:parent-style-name="Normale" style:family="paragraph">
      <style:text-properties style:font-name="Georgia"/>
    </style:style>
    <style:style style:name="P241" style:parent-style-name="Normale" style:family="paragraph">
      <style:text-properties style:font-name="Georgia"/>
    </style:style>
    <style:style style:name="P242" style:parent-style-name="Normale" style:family="paragraph">
      <style:text-properties style:font-name="Georgia"/>
    </style:style>
    <style:style style:name="P243" style:parent-style-name="Normale" style:family="paragraph">
      <style:text-properties style:font-name="Georgia"/>
    </style:style>
    <style:style style:name="P244" style:parent-style-name="Normale" style:family="paragraph">
      <style:text-properties style:font-name="Georgia"/>
    </style:style>
  </office:automatic-styles>
  <office:body>
    <office:text text:use-soft-page-breaks="true">
      <text:p text:style-name="P1">Use case Templat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se case 1</text:p>
          </table:table-cell>
          <table:table-cell table:style-name="TableCell8">
            <text:p text:style-name="P9">Creazione documento</text:p>
          </table:table-cell>
        </table:table-row>
        <table:table-row table:style-name="TableRow10">
          <table:table-cell table:style-name="TableCell11">
            <text:p text:style-name="P12">Descrizione use case</text:p>
          </table:table-cell>
          <table:table-cell table:style-name="TableCell13">
            <text:p text:style-name="P14">L’utente è in grado di creare documenti di un certo formato caricandone il contenuto</text:p>
          </table:table-cell>
        </table:table-row>
        <table:table-row table:style-name="TableRow15">
          <table:table-cell table:style-name="TableCell16">
            <text:p text:style-name="P17">Attori coinvolti</text:p>
          </table:table-cell>
          <table:table-cell table:style-name="TableCell18">
            <text:p text:style-name="P19">Utente</text:p>
          </table:table-cell>
        </table:table-row>
        <table:table-row table:style-name="TableRow20">
          <table:table-cell table:style-name="TableCell21">
            <text:p text:style-name="P22">Flusso base</text:p>
          </table:table-cell>
          <table:table-cell table:style-name="TableCell23">
            <text:list text:style-name="LFO1" text:continue-numbering="true">
              <text:list-item>
                <text:p text:style-name="P24">L’utente definisce tutti i<text:s/>parametri necessari alla creazione di un documento all’interno della GUI.</text:p>
              </text:list-item>
              <text:list-item>
                <text:p text:style-name="P25">L’utente clicca il pulsante di creazione documento</text:p>
              </text:list-item>
              <text:list-item>
                <text:p text:style-name="P26">Si definiscono in automatico i campi file_path e file_name, necessari per salvare il documento in un percorso prefedinito</text:p>
              </text:list-item>
              <text:list-item>
                <text:p text:style-name="P27"><text:span text:style-name="T28">//Todo gestione<text:s/></text:span><text:span text:style-name="T29">tags</text:span></text:p>
              </text:list-item>
              <text:list-item>
                <text:p text:style-name="P30">La creazione del documento avviene correttamente</text:p>
              </text:list-item>
            </text:list>
          </table:table-cell>
        </table:table-row>
        <table:table-row table:style-name="TableRow31">
          <table:table-cell table:style-name="TableCell32">
            <text:p text:style-name="P33">Flusso alternativo</text:p>
          </table:table-cell>
          <table:table-cell table:style-name="TableCell34">
            <text:list text:style-name="LFO2" text:continue-numbering="true">
              <text:list-item>
                <text:p text:style-name="P35">Se i valori passati come parametro non rispettano i tipi previsti, viene lanciata e gestita un’eccezione.</text:p>
              </text:list-item>
            </text:list>
          </table:table-cell>
        </table:table-row>
        <table:table-row table:style-name="TableRow36">
          <table:table-cell table:style-name="TableCell37">
            <text:p text:style-name="P38">Post-condizioni</text:p>
          </table:table-cell>
          <table:table-cell table:style-name="TableCell39">
            <text:p text:style-name="P40">Ora l’utente ha un documento associato a se stesso con lui considerato come autore. L’utente in questione può richiedere ora la pubblicazione di questo documento oppure effettuarne delle modifiche</text:p>
          </table:table-cell>
        </table:table-row>
      </table:table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Use case 2</text:p>
          </table:table-cell>
          <table:table-cell table:style-name="TableCell49">
            <text:p text:style-name="P50">Aggiungere un tag al documento</text:p>
          </table:table-cell>
        </table:table-row>
        <table:table-row table:style-name="TableRow51">
          <table:table-cell table:style-name="TableCell52">
            <text:p text:style-name="P53">Descrizione use cas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ttori coinvolti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lusso base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Flusso alternativo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ost-condizioni</text:p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Use case 3</text:p>
          </table:table-cell>
          <table:table-cell table:style-name="TableCell101">
            <text:p text:style-name="P102">Gestire richiesta pubblicazione</text:p>
          </table:table-cell>
        </table:table-row>
        <table:table-row table:style-name="TableRow103">
          <table:table-cell table:style-name="TableCell104">
            <text:p text:style-name="P105">Descrizione use case</text:p>
          </table:table-cell>
          <table:table-cell table:style-name="TableCell106">
            <text:p text:style-name="P107">Il moderatore accetta o rifiuta la richiesta di pubblicazione di un certo documento, previa richiesta inviata dall’autore di tale<text:s/>documento</text:p>
          </table:table-cell>
        </table:table-row>
        <table:table-row table:style-name="TableRow108">
          <table:table-cell table:style-name="TableCell109">
            <text:p text:style-name="P110">Attori coinvolti</text:p>
          </table:table-cell>
          <table:table-cell table:style-name="TableCell111">
            <text:p text:style-name="P112">Moderatore, Admin</text:p>
          </table:table-cell>
        </table:table-row>
        <table:table-row table:style-name="TableRow113">
          <table:table-cell table:style-name="TableCell114">
            <text:p text:style-name="P115">Flusso base</text:p>
          </table:table-cell>
          <table:table-cell table:style-name="TableCell116">
            <text:list text:style-name="LFO3" text:continue-numbering="true">
              <text:list-item>
                <text:p text:style-name="P117">Il moderatore arriva di fronte ad una richiesta di pubblicazione dopo la ricerca di una specifica o la scelta da un elenco.</text:p>
              </text:list-item>
              <text:list-item>
                <text:p text:style-name="P118">Visualizza il documento e tutte le informazioni associate ad esso.</text:p>
              </text:list-item>
              <text:list-item>
                <text:p text:style-name="P119">Decide se cambiare lo stato della richiesta in “APPROVED”, e quindi rendere il documento pubblico, o “REJECTED”, chiudendo la richiesta senza pubblicazione e permettendo l’inserimento di un messaggio del moderatore con eventuali spiegazioni.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Flusso alternativo</text:p>
          </table:table-cell>
          <table:table-cell table:style-name="TableCell123">
            <text:list text:style-name="LFO2" text:continue-numbering="true">
              <text:list-item>
                <text:p text:style-name="P124">Se l’utente che effettua la modifica non è un moderatore viene fermata l’esecuzione.</text:p>
              </text:list-item>
              <text:list-item>
                <text:p text:style-name="P125">Il documento deve essere in stato di “DRAFT” prima di ricevere un esito, altrimenti significa che non era in richiesta di pubblicazione.</text:p>
              </text:list-item>
            </text:list>
          </table:table-cell>
        </table:table-row>
        <table:table-row table:style-name="TableRow126">
          <table:table-cell table:style-name="TableCell127">
            <text:p text:style-name="P128">Post-condizioni</text:p>
          </table:table-cell>
          <table:table-cell table:style-name="TableCell129">
            <text:p text:style-name="P130">Ora la richiesta di pubblicazione è stata gestita e in base all’esito dato dal moderatore ci sono due conseguenze differenti:</text:p>
            <text:list text:style-name="LFO4" text:continue-numbering="true">
              <text:list-item>
                <text:p text:style-name="P131">In caso di “APPROVED” tutti gli utenti ora hanno accesso al documento, permettendo di aggiungervi commenti o salvarlo in collezioni private.</text:p>
              </text:list-item>
              <text:list-item>
                <text:p text:style-name="P132">In caso di “REJECTED” il documento è ancora privato, ma l’autore può effettuare le modifiche necessarie e rieseguire una nuova richiesta.</text:p>
              </text:list-item>
            </text:list>
          </table:table-cell>
        </table:table-row>
      </table:table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Use case 4</text:p>
          </table:table-cell>
          <table:table-cell table:style-name="TableCell153">
            <text:p text:style-name="P154">Eliminare commento di un utente</text:p>
          </table:table-cell>
        </table:table-row>
        <table:table-row table:style-name="TableRow155">
          <table:table-cell table:style-name="TableCell156">
            <text:p text:style-name="P157">Descrizione use case</text:p>
          </table:table-cell>
          <table:table-cell table:style-name="TableCell158">
            <text:p text:style-name="P159">L’admin può visualizzare sia i commenti di un documento e sia i commenti dei singoli utenti nei vari documenti. Ha la possibilità di eliminare un commento per policy.</text:p>
          </table:table-cell>
        </table:table-row>
        <table:table-row table:style-name="TableRow160">
          <table:table-cell table:style-name="TableCell161">
            <text:p text:style-name="P162">Attori coinvolti</text:p>
          </table:table-cell>
          <table:table-cell table:style-name="TableCell163">
            <text:p text:style-name="P164">Admin</text:p>
          </table:table-cell>
        </table:table-row>
        <table:table-row table:style-name="TableRow165">
          <table:table-cell table:style-name="TableCell166">
            <text:p text:style-name="P167">Flusso base</text:p>
          </table:table-cell>
          <table:table-cell table:style-name="TableCell168">
            <text:list text:style-name="LFO5" text:continue-numbering="true">
              <text:list-item>
                <text:p text:style-name="P169">L’admin seleziona un commento da eliminare da una<text:s/>lista di commenti dello stesso utente o dalla lista di commenti associati ad un particolare documento.</text:p>
              </text:list-item>
              <text:list-item>
                <text:p text:style-name="P170">Il commento viene rimosso dal database</text:p>
              </text:list-item>
              <text:list-item>
                <text:p text:style-name="P171">L’admin può decidere il ban dell’utente</text:p>
              </text:list-item>
            </text:list>
          </table:table-cell>
        </table:table-row>
        <table:table-row table:style-name="TableRow172">
          <table:table-cell table:style-name="TableCell173">
            <text:p text:style-name="P174">Flusso alternativo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Post-condizioni</text:p>
          </table:table-cell>
          <table:table-cell table:style-name="TableCell180">
            <text:p text:style-name="P181">L’utente non ha più tale commento associato a se, come nei commenti del documento non è più presente quello appena eliminato.</text:p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soft-page-break/>
            <text:p text:style-name="P205">Use case 5</text:p>
          </table:table-cell>
          <table:table-cell table:style-name="TableCell206">
            <text:p text:style-name="P207">Creare relazioni tra documenti</text:p>
          </table:table-cell>
        </table:table-row>
        <table:table-row table:style-name="TableRow208">
          <table:table-cell table:style-name="TableCell209">
            <text:p text:style-name="P210">Descrizione use case</text:p>
          </table:table-cell>
          <table:table-cell table:style-name="TableCell211">
            <text:p text:style-name="P212">Una volta che un autore ha pubblicato il proprio documento, è possibile definire delle<text:s/>relazioni che lo legano a documenti differenti, sia appartenenti a se stesso che ad altri autori. Per ogni relazione creata, prima che questa sia pubblica il secondo autore deve approvare tale relazione.</text:p>
          </table:table-cell>
        </table:table-row>
        <table:table-row table:style-name="TableRow213">
          <table:table-cell table:style-name="TableCell214">
            <text:p text:style-name="P215">Attori coinvolti</text:p>
          </table:table-cell>
          <table:table-cell table:style-name="TableCell216">
            <text:p text:style-name="P217">Utente mittente, Utente destinatario</text:p>
          </table:table-cell>
        </table:table-row>
        <table:table-row table:style-name="TableRow218">
          <table:table-cell table:style-name="TableCell219">
            <text:p text:style-name="P220">Flusso base</text:p>
          </table:table-cell>
          <table:table-cell table:style-name="TableCell221">
            <text:list text:style-name="LFO6" text:continue-numbering="true">
              <text:list-item>
                <text:p text:style-name="P222">Un utente che possiede un documento pubblicato sceglie un documento (che può essere proprio o di un altro autore).<text:s/></text:p>
              </text:list-item>
              <text:list-item>
                <text:p text:style-name="P223">Sceglie quale relazione associare ai due documenti, ad esempio “NEW_VERSION_OF” e crea la relazione ponendo come source il suo documento e come destination il secondo documento scelto.</text:p>
              </text:list-item>
              <text:list-item>
                <text:p text:style-name="P224">Per avere la relazione pubblicata l’autore del documento destinatario deve accettare la relazione tra i due documenti.</text:p>
              </text:list-item>
              <text:list-item>
                <text:p text:style-name="P225">Una volta accettata la relazione questa diviene pubblica e visibile a tutti gli utenti.</text:p>
              </text:list-item>
            </text:list>
          </table:table-cell>
        </table:table-row>
        <table:table-row table:style-name="TableRow226">
          <table:table-cell table:style-name="TableCell227">
            <text:p text:style-name="P228">Flusso alternativo</text:p>
          </table:table-cell>
          <table:table-cell table:style-name="TableCell229">
            <text:list text:style-name="LFO7" text:continue-numbering="true">
              <text:list-item>
                <text:p text:style-name="P230">Se i documenti protagonisti della relazione sono appartenenti allo stesso autore allora questa viene automaticamente pubblicata senza necessità di attendere l’accettazione.</text:p>
              </text:list-item>
              <text:list-item>
                <text:p text:style-name="P231">La relazione tra source e destination viene<text:s/>considerata non pubblicata fino al momento in cui l’autore destinatario non agisce. Se non approva la relazione, questa viene eliminata dal database</text:p>
              </text:list-item>
            </text:list>
          </table:table-cell>
        </table:table-row>
        <table:table-row table:style-name="TableRow232">
          <table:table-cell table:style-name="TableCell233">
            <text:p text:style-name="P234">Post-condizioni</text:p>
          </table:table-cell>
          <table:table-cell table:style-name="TableCell235">
            <text:p text:style-name="P236">Una volta accettata la relazione tra due documenti l’utente lettore può favorire del collegamento tra documenti con affinità di vario genere, definite dalla relazione.</text:p>
          </table:table-cell>
        </table:table-row>
      </table:table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colò Bartoli</meta:initial-creator>
    <dc:creator>Niccolò Bartoli</dc:creator>
    <meta:creation-date>2025-12-01T18:40:00Z</meta:creation-date>
    <dc:date>2025-12-02T19:01:00Z</dc:date>
    <meta:template xlink:href="Normal.dotm" xlink:type="simple"/>
    <meta:editing-cycles>4</meta:editing-cycles>
    <meta:editing-duration>PT35220S</meta:editing-duration>
    <meta:document-statistic meta:page-count="4" meta:paragraph-count="9" meta:word-count="686" meta:character-count="4591" meta:row-count="32" meta:non-whitespace-character-count="3914"/>
  </office:meta>
</office:document-meta>
</file>